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1cm">
            <draw:object draw:notify-on-update-of-ranges="Sheet1.A2:Sheet1.A42 Sheet1.B1:Sheet1.B1 Sheet1.B2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ize of random quasigroup</text:p>
          </table:table-cell>
          <table:table-cell office:value-type="string" calcext:value-type="string">
            <text:p>time (ms)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,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3.4" calcext:value-type="float">
            <text:p>13,4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7.1" calcext:value-type="float">
            <text:p>17,1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,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27.9" calcext:value-type="float">
            <text:p>27,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4" calcext:value-type="float">
            <text:p>23,4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37.8" calcext:value-type="float">
            <text:p>37,8</text:p>
          </table:table-cell>
          <table:table-cell office:value-type="float" office:value="14" calcext:value-type="float">
            <text:p>14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.6" calcext:value-type="float">
            <text:p>30,6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5.6" calcext:value-type="float">
            <text:p>45,6</text:p>
          </table:table-cell>
          <table:table-cell office:value-type="float" office:value="15" calcext:value-type="float">
            <text:p>15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2" calcext:value-type="float">
            <text:p>37,2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8.3" calcext:value-type="float">
            <text:p>58,3</text:p>
          </table:table-cell>
          <table:table-cell office:value-type="float" office:value="16" calcext:value-type="float">
            <text:p>16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.3" calcext:value-type="float">
            <text:p>47,3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1.1" calcext:value-type="float">
            <text:p>71,1</text:p>
          </table:table-cell>
          <table:table-cell office:value-type="float" office:value="17" calcext:value-type="float">
            <text:p>17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,5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89.4" calcext:value-type="float">
            <text:p>89,4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,6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127.6" calcext:value-type="float">
            <text:p>127,6</text:p>
          </table:table-cell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,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,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35.9" calcext:value-type="float">
            <text:p>135,9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,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2.4" calcext:value-type="float">
            <text:p>102,4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02.4" calcext:value-type="float">
            <text:p>102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.6" calcext:value-type="float">
            <text:p>114,6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203.9" calcext:value-type="float">
            <text:p>203,9</text:p>
          </table:table-cell>
          <table:table-cell office:value-type="float" office:value="22" calcext:value-type="float">
            <text:p>22</text:p>
          </table:table-cell>
          <table:table-cell office:value-type="float" office:value="114.6" calcext:value-type="float">
            <text:p>114,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.4" calcext:value-type="float">
            <text:p>132,4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office:value-type="float" office:value="132.4" calcext:value-type="float">
            <text:p>132,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.3" calcext:value-type="float">
            <text:p>155,3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282.3" calcext:value-type="float">
            <text:p>282,3</text:p>
          </table:table-cell>
          <table:table-cell office:value-type="float" office:value="24" calcext:value-type="float">
            <text:p>24</text:p>
          </table:table-cell>
          <table:table-cell office:value-type="float" office:value="155.3" calcext:value-type="float">
            <text:p>155,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.4" calcext:value-type="float">
            <text:p>180,4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52.2" calcext:value-type="float">
            <text:p>352,2</text:p>
          </table:table-cell>
          <table:table-cell office:value-type="float" office:value="25" calcext:value-type="float">
            <text:p>25</text:p>
          </table:table-cell>
          <table:table-cell office:value-type="float" office:value="180.4" calcext:value-type="float">
            <text:p>180,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7.3" calcext:value-type="float">
            <text:p>207,3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364.1" calcext:value-type="float">
            <text:p>364,1</text:p>
          </table:table-cell>
          <table:table-cell office:value-type="float" office:value="26" calcext:value-type="float">
            <text:p>26</text:p>
          </table:table-cell>
          <table:table-cell office:value-type="float" office:value="207.3" calcext:value-type="float">
            <text:p>207,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9.6" calcext:value-type="float">
            <text:p>239,6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450.2" calcext:value-type="float">
            <text:p>450,2</text:p>
          </table:table-cell>
          <table:table-cell office:value-type="float" office:value="27" calcext:value-type="float">
            <text:p>27</text:p>
          </table:table-cell>
          <table:table-cell office:value-type="float" office:value="239.6" calcext:value-type="float">
            <text:p>239,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509.9" calcext:value-type="float">
            <text:p>509,9</text:p>
          </table:table-cell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600.3" calcext:value-type="float">
            <text:p>600,3</text:p>
          </table:table-cell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2" calcext:value-type="float">
            <text:p>352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674.9" calcext:value-type="float">
            <text:p>674,9</text:p>
          </table:table-cell>
          <table:table-cell office:value-type="float" office:value="30" calcext:value-type="float">
            <text:p>3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.6" calcext:value-type="float">
            <text:p>400,6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725.7" calcext:value-type="float">
            <text:p>725,7</text:p>
          </table:table-cell>
          <table:table-cell office:value-type="float" office:value="31" calcext:value-type="float">
            <text:p>31</text:p>
          </table:table-cell>
          <table:table-cell office:value-type="float" office:value="400.6" calcext:value-type="float">
            <text:p>400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2.3" calcext:value-type="float">
            <text:p>462,3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876.7" calcext:value-type="float">
            <text:p>876,7</text:p>
          </table:table-cell>
          <table:table-cell office:value-type="float" office:value="32" calcext:value-type="float">
            <text:p>32</text:p>
          </table:table-cell>
          <table:table-cell office:value-type="float" office:value="462.3" calcext:value-type="float">
            <text:p>462,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5.7" calcext:value-type="float">
            <text:p>505,7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911.7" calcext:value-type="float">
            <text:p>911,7</text:p>
          </table:table-cell>
          <table:table-cell office:value-type="float" office:value="33" calcext:value-type="float">
            <text:p>33</text:p>
          </table:table-cell>
          <table:table-cell office:value-type="float" office:value="505.7" calcext:value-type="float">
            <text:p>505,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4.1" calcext:value-type="float">
            <text:p>564,1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1081.9" calcext:value-type="float">
            <text:p>1081,9</text:p>
          </table:table-cell>
          <table:table-cell office:value-type="float" office:value="34" calcext:value-type="float">
            <text:p>34</text:p>
          </table:table-cell>
          <table:table-cell office:value-type="float" office:value="564.1" calcext:value-type="float">
            <text:p>564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7.1" calcext:value-type="float">
            <text:p>637,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1166.4" calcext:value-type="float">
            <text:p>1166,4</text:p>
          </table:table-cell>
          <table:table-cell office:value-type="float" office:value="35" calcext:value-type="float">
            <text:p>35</text:p>
          </table:table-cell>
          <table:table-cell office:value-type="float" office:value="637.1" calcext:value-type="float">
            <text:p>637,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6.4" calcext:value-type="float">
            <text:p>696,4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1345.9" calcext:value-type="float">
            <text:p>1345,9</text:p>
          </table:table-cell>
          <table:table-cell office:value-type="float" office:value="36" calcext:value-type="float">
            <text:p>36</text:p>
          </table:table-cell>
          <table:table-cell office:value-type="float" office:value="696.4" calcext:value-type="float">
            <text:p>696,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6.4" calcext:value-type="float">
            <text:p>776,4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1558.6" calcext:value-type="float">
            <text:p>1558,6</text:p>
          </table:table-cell>
          <table:table-cell office:value-type="float" office:value="37" calcext:value-type="float">
            <text:p>37</text:p>
          </table:table-cell>
          <table:table-cell office:value-type="float" office:value="776.4" calcext:value-type="float">
            <text:p>776,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9.9" calcext:value-type="float">
            <text:p>869,9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1675" calcext:value-type="float">
            <text:p>1675</text:p>
          </table:table-cell>
          <table:table-cell office:value-type="float" office:value="38" calcext:value-type="float">
            <text:p>38</text:p>
          </table:table-cell>
          <table:table-cell office:value-type="float" office:value="869.9" calcext:value-type="float">
            <text:p>869,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8" calcext:value-type="float">
            <text:p>958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1937.5" calcext:value-type="float">
            <text:p>1937,5</text:p>
          </table:table-cell>
          <table:table-cell office:value-type="float" office:value="39" calcext:value-type="float">
            <text:p>39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78.9" calcext:value-type="float">
            <text:p>1078,9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2342.3" calcext:value-type="float">
            <text:p>2342,3</text:p>
          </table:table-cell>
          <table:table-cell office:value-type="float" office:value="40" calcext:value-type="float">
            <text:p>40</text:p>
          </table:table-cell>
          <table:table-cell office:value-type="float" office:value="1078.9" calcext:value-type="float">
            <text:p>1078,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8.5" calcext:value-type="float">
            <text:p>1148,5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2613.5" calcext:value-type="float">
            <text:p>2613,5</text:p>
          </table:table-cell>
          <table:table-cell office:value-type="float" office:value="41" calcext:value-type="float">
            <text:p>41</text:p>
          </table:table-cell>
          <table:table-cell office:value-type="float" office:value="1148.5" calcext:value-type="float">
            <text:p>1148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8.2" calcext:value-type="float">
            <text:p>1258,2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2676.6" calcext:value-type="float">
            <text:p>2676,6</text:p>
          </table:table-cell>
          <table:table-cell office:value-type="float" office:value="42" calcext:value-type="float">
            <text:p>42</text:p>
          </table:table-cell>
          <table:table-cell office:value-type="float" office:value="1258.2" calcext:value-type="float">
            <text:p>1258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8.7" calcext:value-type="float">
            <text:p>1398,7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041.3" calcext:value-type="float">
            <text:p>3041,3</text:p>
          </table:table-cell>
          <table:table-cell office:value-type="float" office:value="43" calcext:value-type="float">
            <text:p>43</text:p>
          </table:table-cell>
          <table:table-cell office:value-type="float" office:value="1398.7" calcext:value-type="float">
            <text:p>1398,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12.6" calcext:value-type="float">
            <text:p>1512,6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3693.5" calcext:value-type="float">
            <text:p>3693,5</text:p>
          </table:table-cell>
          <table:table-cell office:value-type="float" office:value="44" calcext:value-type="float">
            <text:p>44</text:p>
          </table:table-cell>
          <table:table-cell office:value-type="float" office:value="1512.6" calcext:value-type="float">
            <text:p>1512,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61.6" calcext:value-type="float">
            <text:p>1661,6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084.9" calcext:value-type="float">
            <text:p>4084,9</text:p>
          </table:table-cell>
          <table:table-cell office:value-type="float" office:value="45" calcext:value-type="float">
            <text:p>45</text:p>
          </table:table-cell>
          <table:table-cell office:value-type="float" office:value="1661.6" calcext:value-type="float">
            <text:p>1661,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97.9" calcext:value-type="float">
            <text:p>1797,9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4614.5" calcext:value-type="float">
            <text:p>4614,5</text:p>
          </table:table-cell>
          <table:table-cell office:value-type="float" office:value="46" calcext:value-type="float">
            <text:p>46</text:p>
          </table:table-cell>
          <table:table-cell office:value-type="float" office:value="1797.9" calcext:value-type="float">
            <text:p>1797,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47.3" calcext:value-type="float">
            <text:p>1947,3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5028.7" calcext:value-type="float">
            <text:p>5028,7</text:p>
          </table:table-cell>
          <table:table-cell office:value-type="float" office:value="47" calcext:value-type="float">
            <text:p>47</text:p>
          </table:table-cell>
          <table:table-cell office:value-type="float" office:value="1947.3" calcext:value-type="float">
            <text:p>1947,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44.7" calcext:value-type="float">
            <text:p>2144,7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5484.2" calcext:value-type="float">
            <text:p>5484,2</text:p>
          </table:table-cell>
          <table:table-cell office:value-type="float" office:value="48" calcext:value-type="float">
            <text:p>48</text:p>
          </table:table-cell>
          <table:table-cell office:value-type="float" office:value="2144.7" calcext:value-type="float">
            <text:p>2144,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90.2" calcext:value-type="float">
            <text:p>2290,2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6003" calcext:value-type="float">
            <text:p>6003</text:p>
          </table:table-cell>
          <table:table-cell office:value-type="float" office:value="49" calcext:value-type="float">
            <text:p>49</text:p>
          </table:table-cell>
          <table:table-cell office:value-type="float" office:value="2290.2" calcext:value-type="float">
            <text:p>2290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37" calcext:value-type="float">
            <text:p>2537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6346.1" calcext:value-type="float">
            <text:p>6346,1</text:p>
          </table:table-cell>
          <table:table-cell office:value-type="float" office:value="50" calcext:value-type="float">
            <text:p>50</text:p>
          </table:table-cell>
          <table:table-cell office:value-type="float" office:value="2537" calcext:value-type="float">
            <text:p>2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ábor Péter Nagy</meta:initial-creator>
    <meta:creation-date>2023-06-24T08:53:03.810341413</meta:creation-date>
    <dc:date>2023-06-24T13:36:44.501502706</dc:date>
    <dc:creator>Gábor Péter Nagy</dc:creator>
    <meta:editing-duration>PT2H9M28S</meta:editing-duration>
    <meta:editing-cycles>2</meta:editing-cycles>
    <meta:generator>LibreOffice/7.3.7.2$Linux_X86_64 LibreOffice_project/30$Build-2</meta:generator>
    <meta:document-statistic meta:table-count="1" meta:cell-count="2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42 Sheet1.B1:Sheet1.B1" chart:data-source-has-labels="row" svg:x="1.331cm" svg:y="0.18cm" svg:width="14.349cm" svg:height="7.659cm">
          <chart:coordinate-region svg:x="2.323cm" svg:y="0.38cm" svg:width="13.171cm" svg:height="6.812cm"/>
          <chart:axis chart:dimension="x" chart:name="primary-x" chart:style-name="ch3">
            <chart:title svg:x="5.842cm" svg:y="8.019cm" chart:style-name="ch4">
              <text:p>size of the nilpotent right quasigroup</text:p>
            </chart:title>
          </chart:axis>
          <chart:axis chart:dimension="y" chart:name="primary-y" chart:style-name="ch5">
            <chart:title svg:x="0.451cm" svg:y="5.641cm" chart:style-name="ch6">
              <text:p>construction time (ms)</text:p>
            </chart:title>
            <chart:grid chart:style-name="ch7" chart:class="major"/>
          </chart:axis>
          <chart:series chart:style-name="ch8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2</svg:desc>
                </draw:g>
              </table:table-cell>
              <table:table-cell office:value-type="float" office:value="11.3">
                <text:p>11.3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5.3">
                <text:p>15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39.6">
                <text:p>23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462.3">
                <text:p>46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505.7">
                <text:p>50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4.1">
                <text:p>56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637.1">
                <text:p>63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696.4">
                <text:p>696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776.4">
                <text:p>77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869.9">
                <text:p>86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1078.9">
                <text:p>1078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148.5">
                <text:p>114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1258.2">
                <text:p>125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1398.7">
                <text:p>1398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1512.6">
                <text:p>151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1661.6">
                <text:p>166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1797.9">
                <text:p>179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1947.3">
                <text:p>19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2144.7">
                <text:p>214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2290.2">
                <text:p>229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2537">
                <text:p>2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